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004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28in" fo:break-before="auto" style:use-optimal-row-height="true"/>
    </style:style>
    <style:style style:name="ro4" style:family="table-row">
      <style:table-row-properties style:row-height="0.1173in" fo:break-before="auto" style:use-optimal-row-height="true"/>
    </style:style>
    <style:style style:name="ro5" style:family="table-row">
      <style:table-row-properties style:row-height="0.1673in" fo:break-before="auto" style:use-optimal-row-height="true"/>
    </style:style>
    <style:style style:name="ro6" style:family="table-row">
      <style:table-row-properties style:row-height="0.1398in" fo:break-before="auto" style:use-optimal-row-height="false"/>
    </style:style>
    <style:style style:name="ro7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 style:data-style-name="N123">
      <style:text-properties fo:font-size="7pt" style:font-size-asian="7pt" style:font-size-complex="7pt"/>
    </style:style>
    <style:style style:name="ce23" style:family="table-cell" style:parent-style-name="Default" style:data-style-name="N126">
      <style:text-properties fo:font-size="7pt" style:font-size-asian="7pt" style:font-size-complex="7pt"/>
    </style:style>
    <style:style style:name="ce24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5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8" style:family="table-cell" style:parent-style-name="Default" style:data-style-name="N60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1" office:value-type="float" office:value="32">
            <text:p>32</text:p>
          </table:table-cell>
          <table:table-cell table:style-name="ce21" office:value-type="string">
            <text:p>MCU Clock (Mhz)</text:p>
          </table:table-cell>
          <table:table-cell table:style-name="ce24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4">
          <table:table-cell table:style-name="ce2" table:formula="of:=1/[.A1]/1000000*1000000000" office:value-type="float" office:value="31.25">
            <text:p>31.25</text:p>
          </table:table-cell>
          <table:table-cell table:style-name="ce21" office:value-type="string">
            <text:p>Period (nS)</text:p>
          </table:table-cell>
          <table:table-cell table:style-name="ce18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21" office:value-type="string">
            <text:p>Cycle Per Inst</text:p>
          </table:table-cell>
          <table:table-cell table:style-name="ce25" table:formula="of:=[.C2]*[.A14]" office:value-type="float" office:value="30000">
            <text:p>30000.000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4">
          <table:table-cell table:style-name="ce3" table:formula="of:=[.A2]*[.A3]" office:value-type="float" office:value="62.5">
            <text:p>62.50</text:p>
          </table:table-cell>
          <table:table-cell table:style-name="ce21" office:value-type="string">
            <text:p>ns per Instruction</text:p>
          </table:table-cell>
          <table:table-cell table:style-name="ce18" table:formula="of:=[.C3]/1000000000*[.A11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4">
          <table:table-cell table:style-name="ce4" office:value-type="float" office:value="4">
            <text:p>4.00</text:p>
          </table:table-cell>
          <table:table-cell table:style-name="ce21" office:value-type="string">
            <text:p>Cycle Engine</text:p>
          </table:table-cell>
          <table:table-cell table:style-name="ce18"/>
          <table:table-cell table:number-columns-repeated="1021"/>
        </table:table-row>
        <table:table-row table:style-name="ro4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4" office:value-type="float" office:value="50">
            <text:p>5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4">
          <table:table-cell table:style-name="ce3" table:formula="of:=[.A7]/60" office:value-type="float" office:value="0.833333333333333">
            <text:p>0.83</text:p>
          </table:table-cell>
          <table:table-cell office:value-type="string">
            <text:p>Rev Per Second</text:p>
          </table:table-cell>
          <table:table-cell table:style-name="ce1" office:value-type="float" office:value="20">
            <text:p>20</text:p>
          </table:table-cell>
          <table:table-cell office:value-type="string">
            <text:p>Desired Max Timing Advance Range (Degrees)</text:p>
          </table:table-cell>
          <table:table-cell table:number-columns-repeated="1020"/>
        </table:table-row>
        <table:table-row table:style-name="ro4">
          <table:table-cell table:style-name="ce3" table:formula="of:=[.A6]*[.A8]/([.A5]/2)" office:value-type="float" office:value="3.33333333333333">
            <text:p>3.33</text:p>
          </table:table-cell>
          <table:table-cell office:value-type="string">
            <text:p>Sparks Per Second</text:p>
          </table:table-cell>
          <table:table-cell table:style-name="ce27" table:formula="of:=1/[.A18]*[.C8]" office:value-type="float" office:value="1066666.66666667">
            <text:p>1066667</text:p>
          </table:table-cell>
          <table:table-cell office:value-type="string">
            <text:p>Timer Counts to achieve</text:p>
          </table:table-cell>
          <table:table-cell table:number-columns-repeated="1020"/>
        </table:table-row>
        <table:table-row table:style-name="ro4">
          <table:table-cell table:style-name="ce3" table:formula="of:=1/[.A9]*1000" office:value-type="float" office:value="300">
            <text:p>300.00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4">
          <table:table-cell table:style-name="ce3" table:formula="of:=360*[.A8]" office:value-type="float" office:value="300">
            <text:p>30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4">
          <table:table-cell table:style-name="ce3" table:formula="of:=1/[.A11]*1000000" office:value-type="float" office:value="3333.33333333333">
            <text:p>3333.33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4">
          <table:table-cell table:style-name="ce5" table:formula="of:=([.A12]/1000000)/([.A4]/1000000000)" office:value-type="float" office:value="53333.3333333333">
            <text:p>53333.3</text:p>
          </table:table-cell>
          <table:table-cell office:value-type="string">
            <text:p>CPU Instructions Per Degree</text:p>
          </table:table-cell>
          <table:table-cell table:number-columns-repeated="3"/>
          <table:table-cell office:value-type="string">
            <text:p>TimingCurveIndex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5" table:formula="of:=[.A10]/1000/([.A4]*0.000000001)" office:value-type="float" office:value="4800000">
            <text:p>4800000.0</text:p>
          </table:table-cell>
          <table:table-cell office:value-type="string">
            <text:p>Clock Cycles Between Spark</text:p>
          </table:table-cell>
          <table:table-cell table:number-columns-repeated="3"/>
          <table:table-cell office:value-type="string">
            <text:p>RPM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4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number-columns-repeated="3"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5" table:formula="of:=[.A14]/[.A15]" office:value-type="float" office:value="4800000">
            <text:p>4800000.0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4">
          <table:table-cell table:style-name="ce7" table:formula="of:=1/([.A12]*0.000001)*[.A4]*0.000000001*[.A15]" office:value-type="float" office:value="0.00001875">
            <text:p>0.00001875</text:p>
          </table:table-cell>
          <table:table-cell office:value-type="string">
            <text:p>Degrees/Divided Clock Cycles</text:p>
          </table:table-cell>
          <table:table-cell table:number-columns-repeated="2"/>
          <table:table-cell table:style-name="ce28"/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7" table:formula="of:=1/([.A12]*0.000001)*[.A4]*0.000000001" office:value-type="float" office:value="0.00001875">
            <text:p>0.00001875</text:p>
          </table:table-cell>
          <table:table-cell office:value-type="string">
            <text:p>Degrees/Clock Cycle</text:p>
          </table:table-cell>
          <table:table-cell table:number-columns-repeated="2"/>
          <table:table-cell table:style-name="ce28"/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">
          <table:table-cell table:style-name="ce8"/>
          <table:table-cell table:number-columns-repeated="3"/>
          <table:table-cell table:style-name="ce28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4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2"/>
          <table:table-cell table:style-name="ce28"/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4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4">
          <table:table-cell table:style-name="ce10" table:formula="of:=[.A20]-[.A21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3"/>
          <table:table-cell table:formula="of:=(6-0)/(1200-0)" office:value-type="float" office:value="0.005">
            <text:p>0.005</text:p>
          </table:table-cell>
          <table:table-cell table:number-columns-repeated="1018"/>
        </table:table-row>
        <table:table-row table:style-name="ro4">
          <table:table-cell table:style-name="ce11" table:formula="of:=[.A21]*[.A12]/1000000*1000*[.A5]/2" office:value-type="float" office:value="200">
            <text:p>200.000</text:p>
          </table:table-cell>
          <table:table-cell office:value-type="string">
            <text:p>Time in mS (closed points)</text:p>
          </table:table-cell>
          <table:table-cell table:number-columns-repeated="3"/>
          <table:table-cell table:formula="of:=-([.F22]*(0-1000)+0)" office:value-type="float" office:value="5">
            <text:p>5</text:p>
          </table:table-cell>
          <table:table-cell table:number-columns-repeated="1018"/>
        </table:table-row>
        <table:table-row table:style-name="ro4">
          <table:table-cell table:style-name="ce11" table:formula="of:=[.A22]*[.A12]/1000000*1000*[.A5]/2" office:value-type="float" office:value="100">
            <text:p>100.000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2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 table:number-columns-repeated="1022"/>
        </table:table-row>
        <table:table-row table:style-name="ro4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 table:number-columns-repeated="1022"/>
        </table:table-row>
        <table:table-row table:style-name="ro4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4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4">
          <table:table-cell table:style-name="ce15" table:formula="of:=[.A26]*([.A27]/1000)/[.A30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4">
          <table:table-cell table:style-name="ce3" table:formula="of:=IF(1/([.A27]/1000)*[.A30]*[.A31]/1000&gt;4.5; 4.5; 1/([.A27]/1000)*[.A30]*[.A31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4">
          <table:table-cell table:style-name="ce3" table:formula="of:=([.A32]*[.A29])^2/[.A29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4">
          <table:table-cell table:style-name="ce3" table:formula="of:=1/2*[.A27]*[.A32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4">
          <table:table-cell table:style-name="ce17" table:formula="of:=([.A36]-[.A35])/[.A35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8" table:formula="of:=1/2*(([.A27]/1000)+([.A28]/1000000))*[.A32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PS</text:p>
          </table:table-cell>
          <table:table-cell table:formula="of:=[.C43]/60" office:value-type="float" office:value="0.833333333333333">
            <text:p>0.833333333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eriod</text:p>
          </table:table-cell>
          <table:table-cell table:formula="of:=1/[.C44]" office:value-type="float" office:value="1.2">
            <text:p>1.2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2" office:value-type="string">
            <text:p>Oscillator</text:p>
          </table:table-cell>
          <table:table-cell table:style-name="ce28" office:value-type="float" office:value="32000000">
            <text:p>3.20E+007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7">
          <table:table-cell/>
          <table:table-cell table:style-name="ce22" office:value-type="string">
            <text:p>Clock Freq</text:p>
          </table:table-cell>
          <table:table-cell table:formula="of:=[.C47]/[.C48]" office:value-type="float" office:value="16000000">
            <text:p>16000000</text:p>
          </table:table-cell>
          <table:table-cell table:number-columns-repeated="1021"/>
        </table:table-row>
        <table:table-row table:style-name="ro7">
          <table:table-cell/>
          <table:table-cell table:style-name="ce23" office:value-type="string">
            <text:p>ClockPeriod</text:p>
          </table:table-cell>
          <table:table-cell table:formula="of:=1/[.C49]" office:value-type="float" office:value="0.0000000625">
            <text:p>6.25E-008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20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TimerPeriod</text:p>
          </table:table-cell>
          <table:table-cell table:formula="of:=[.C50]*[.C52]" office:value-type="float" office:value="0.000004">
            <text:p>0.000004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 office:value-type="string">
            <text:p>StallCount</text:p>
          </table:table-cell>
          <table:table-cell table:formula="of:=[.C45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office:value-type="string">
            <text:p>StallCountAlt</text:p>
          </table:table-cell>
          <table:table-cell table:formula="of:=60/[.C43]/[.C53]" office:value-type="float" office:value="300000">
            <text:p>300000</text:p>
          </table:table-cell>
          <table:table-cell table:number-columns-repeated="1021"/>
        </table:table-row>
        <table:table-row table:style-name="ro7">
          <table:table-cell table:style-name="ce20"/>
          <table:table-cell table:number-columns-repeated="1023"/>
        </table:table-row>
        <table:table-row table:style-name="ro7">
          <table:table-cell table:style-name="ce20"/>
          <table:table-cell/>
          <table:table-cell table:formula="of:=DEC2HEX([.C55];8)" office:value-type="string" office:string-value="000493E0">
            <text:p>000493E0</text:p>
          </table:table-cell>
          <table:table-cell table:number-columns-repeated="1021"/>
        </table:table-row>
        <table:table-row table:style-name="ro4" table:number-rows-repeated="3">
          <table:table-cell table:style-name="ce20"/>
          <table:table-cell table:number-columns-repeated="102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11/24/2017</text:date>, <text:time>13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24T13:57:01</dc:date>
    <dc:creator>Jim Kueneman</dc:creator>
    <meta:editing-duration>P12DT10H31M43S</meta:editing-duration>
    <meta:editing-cycles>28</meta:editing-cycles>
    <meta:generator>OpenOffice/4.1.1$Unix OpenOffice.org_project/411m6$Build-9775</meta:generator>
    <meta:document-statistic meta:table-count="3" meta:cell-count="126" meta:object-count="0"/>
  </office:meta>
</office:document-meta>
</file>